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ater closet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ro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A children bedroom with a crib , a window and pink wallpapers.</text:p>
          </table:table-cell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 canopy bed in a room with 3 windows and dark furniture such as a bedside table and dressers. </text:p>
          </table:table-cell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n open-plan American kitchen with white furniture in the foreground and gray tiles on the floor.</text:p>
          </table:table-cell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An home office located next to a living room, with a chair, a table a lamp, many documents and books.</text:p>
          </table:table-cell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 bedroom with a large bed, a mirror a plant and some drawers.</text:p>
          </table:table-cell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 bathroom with one wall made of marmor-like tiles, the other made of wood, that contain a walk-in shower, a white sink below a mirror and 5 towels.</text:p>
          </table:table-cell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 office:value-type="string" calcext:value-type="string">
            <text:p>A children bedroom with a single bed, a white drawer with a large mirror, 2 paintings and a fake white rabbit.</text:p>
          </table:table-cell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 bed room containing 2 single beds with the curtains shut and a bedside table in-between</text:p>
          </table:table-cell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A basement with a chair, 2 stools and table football in the background below the hopper window.</text:p>
          </table:table-cell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A kitchen with a long central drawer that encompass the <text:s/>stove, white floor tiles, and remarkable decoration such as the fake cat and the gingerbread man.</text:p>
          </table:table-cell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An empty white room with the ceiling light switched on.</text:p>
          </table:table-cell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A large kitchen with 2 windows, equipped with a side-by-side fridge, white drawers and pantries and kitchen worktops made of marmor.</text:p>
          </table:table-cell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 office:value-type="string" calcext:value-type="string">
            <text:p>2 bunk beds in an attic with walls painted in yellow.</text:p>
          </table:table-cell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 office:value-type="string" calcext:value-type="string">
            <text:p>A traditional living room with a sofa, 2 chairs a large carpet, a chimney, 5 paintings and a window.</text:p>
          </table:table-cell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There are 2 washbasins incorporated in a drawer below a large mirror and next to a bath tube that is itself located under a window.</text:p>
          </table:table-cell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A dining table with 4 chairs with 3 windows in the background and a part of a kitchen on the right side.</text:p>
          </table:table-cell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A large bed with velvet sheets between 2 bedside tables.</text:p>
          </table:table-cell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 office:value-type="string" calcext:value-type="string">
            <text:p>There is a dining table made of glass sitting on a carpet and 4 landscape paintings on the background walls.</text:p>
          </table:table-cell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 office:value-type="string" calcext:value-type="string">
            <text:p>A room with wooden floor containing a billiard table and giving access to a kitchen.</text:p>
          </table:table-cell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A dining room with a table made of solid wood with 6 chairs, 3 plants and a nice view on the exterior landscape through the 3 windows in the background.</text:p>
          </table:table-cell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A modern living room a white couch, 3 gray side tables and the lights switched on because the curtains are shut.</text:p>
          </table:table-cell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A bed with black and white sheet, a white bedside table and a painting of a black and white dog.</text:p>
          </table:table-cell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 office:value-type="string" calcext:value-type="string">
            <text:p>A white baby crib with a mobile installed and pink sofa on the right.</text:p>
          </table:table-cell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A dining table with 4 chairs in a room with a bow window which curtains are shut.</text:p>
          </table:table-cell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A bedroom with 2 single beds with same sheets and a window in the background.</text:p>
          </table:table-cell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 office:value-type="string" calcext:value-type="string">
            <text:p>A hallway in house with a staircaise on the left, a sink integrated in a cabinet on the right and walls and ceiling painted in white.</text:p>
          </table:table-cell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 attic with a television and a video recorder in a a cabinet on the left and cabinet integrated in the walls on the right.</text:p>
          </table:table-cell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A living room containing a leather sofa and a side table with a glass plate, combined with an American kitchen in the background.</text:p>
          </table:table-cell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2 white sinks fixed on a wall below a mirror.</text:p>
          </table:table-cell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 office:value-type="string" calcext:value-type="string">
            <text:p>A bunk bed with a washbasin to its left.</text:p>
          </table:table-cell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 white sofas and a trunk used as a side table in the middle of a living room and an American kitchen with white furniture in the background.</text:p>
          </table:table-cell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bathroom with a washbasin under a mirror, a toilet on its right and a walk-in shower with drawn curtains on the right.</text:p>
          </table:table-cell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A children bedroom with a single bed on the left with a printed sheet, a window with blue curtains in the background with a painting to its left.</text:p>
          </table:table-cell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 office:value-type="string" calcext:value-type="string">
            <text:p>A picture of a garage with many tools on the rack in the background and a man laying on the floor asleep.</text:p>
          </table:table-cell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 office:value-type="string" calcext:value-type="string">
            <text:p>A children bedroom with a TV broadcasting a cartoon program in the background, several plastic toys on its left and 6 frames with pictures on the wall.</text:p>
          </table:table-cell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A bathroom with a toilet, a washbasin on the right, a bathtube with a curtain in the background and white walls.</text:p>
          </table:table-cell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A clean children bedroom with 2 single beds, and lots of toys such as an helicopter, a teddybear, puppets, a telefon.</text:p>
          </table:table-cell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 office:value-type="string" calcext:value-type="string">
            <text:p>A modern living room with parquett floor, white walls, and dining table with 4 chairs on the right and a corner couch on the left.</text:p>
          </table:table-cell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 office:value-type="string" calcext:value-type="string">
            <text:p>A dining table with 8 chairs in a green room with a window in the background, a huge painting on its right and a long case clock on its left.</text:p>
          </table:table-cell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 office:value-type="string" calcext:value-type="string">
            <text:p>A lkitchen with walls made of red bricks, black furniture such as cup boards, drawers, a fridge and a parket floor.</text:p>
          </table:table-cell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 office:value-type="string" calcext:value-type="string">
            <text:p>A bathroom with a white washbasin and a mirror reflecting a shower curtain.</text:p>
          </table:table-cell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A bedroom with a <text:s/>large canopy bed and a window giving access to a balcony with a view on sea side.</text:p>
          </table:table-cell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A living room with an American kitchen furnished with a dining table with four chairs, a mirror, a painting and 3 hanging lamps.</text:p>
          </table:table-cell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9:25:16.660852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8T11:12:16.371692562</dc:date>
    <meta:editing-duration>PT12H20M47S</meta:editing-duration>
    <meta:editing-cycles>112</meta:editing-cycles>
    <meta:generator>LibreOffice/6.0.7.3$Linux_X86_64 LibreOffice_project/00m0$Build-3</meta:generator>
    <meta:document-statistic meta:table-count="1" meta:cell-count="1749" meta:object-count="0"/>
  </office:meta>
</office:document-meta>
</file>